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887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5"/>
          <table:covered-table-cell table:style-name="ce32"/>
          <table:covered-table-cell table:number-columns-repeated="3" table:style-name="ce38"/>
          <table:covered-table-cell table:number-columns-repeated="2" table:style-name="ce41"/>
          <table:covered-table-cell table:style-name="ce5"/>
          <table:table-cell table:style-name="ce41" table:number-columns-repeated="1010"/>
          <table:table-cell table:number-columns-repeated="5"/>
        </table:table-row>
        <table:table-row table:style-name="ro2">
          <table:table-cell table:style-name="ce5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3">
          <table:table-cell table:style-name="ce5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/>
          <table:table-cell table:style-name="ce17"/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5">
          <table:table-cell table:style-name="ce5" table:number-columns-repeated="2"/>
          <table:table-cell table:style-name="ce32"/>
          <table:table-cell table:style-name="ce38" table:number-columns-repeated="3"/>
          <table:table-cell table:style-name="ce41"/>
          <table:table-cell table:style-name="ce4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3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33"/>
          <table:table-cell table:style-name="ce33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33" office:value-type="string" calcext:value-type="string">
            <text:p>min.</text:p>
          </table:table-cell>
          <table:table-cell table:style-name="ce33" office:value-type="string" calcext:value-type="string">
            <text:p>max.</text:p>
          </table:table-cell>
          <table:table-cell table:style-name="ce31" table:formula="of:=SUM([.F10:.F206])" office:value-type="float" office:value="40" calcext:value-type="float">
            <text:p>40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ID</text:p>
          </table:table-cell>
          <table:table-cell table:style-name="ce18"/>
          <table:table-cell table:style-name="ce7" office:value-type="string" calcext:value-type="string">
            <text:p>(uint32_t)RoomLightHdl::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RoomLightHdl::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4]+[.F14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6]+[.F16]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6" office:value-type="string" calcext:value-type="string">
            <text:p>Sbf_SceneID</text:p>
          </table:table-cell>
          <table:table-cell table:style-name="ce18"/>
          <table:table-cell table:style-name="ce7" office:value-type="string" calcext:value-type="string">
            <text:p>(uint32_t)SimpleLedStripHdl::SceneID::Off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1">((uint32_t)SimpleLedStripHdl::</text:span>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7]+[.F27]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Brightness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8]+[.F28]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Color</text:p>
          </table:table-cell>
          <table:table-cell table:style-name="ce1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FFFF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[.G29]+[.F29]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White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30]+[.F30]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1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11:Parameter.H12 Parameter.C39:Parameter.E129 Parameter.C31:Parameter.C38 Parameter.D10:Parameter.D11 Parameter.C26:Parameter.C26 Parameter.E31:Parameter.E38 Parameter.C24:Parameter.C24 Parameter.F20:Parameter.F20 Parameter.F17:Parameter.F18 Parameter.F15:Parameter.F15 Parameter.C10:Parameter.C10 Parameter.E10:Parameter.H10 Parameter.F23:Parameter.F129 Parameter.G13:Parameter.H129 Parameter.D31:Parameter.D38 Parameter.C29:Parameter.C29 Parameter.E29:Parameter.E29 Parameter.D24:Parameter.D29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CH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2.5.2$Windows_X86_64 LibreOffice_project/499f9727c189e6ef3471021d6132d4c694f357e5</meta:generator>
    <dc:date>2023-06-21T15:38:42.028000000</dc:date>
    <meta:editing-duration>P16DT21H5M28S</meta:editing-duration>
    <meta:editing-cycles>616</meta:editing-cycles>
    <meta:document-statistic meta:table-count="1" meta:cell-count="176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../RoomLight/RoomLightHdl.h"""
    Print #iFile, "#include ""../RoomLight/LightScene/LightScene_Day.h"""
    Print #iFile, "#include ""../RoomLight/LightScene/LightScene_Night.h"""
    Print #iFile, "#include ""../SimpleLedStrip/SimpleLedStripHdl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        uint16_t GetAddr(Id id);"
    Print #iFile, "       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